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67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7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67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8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68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ccff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684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687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ccff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2">
      <style:graphic-properties draw:fill="none" draw:stroke="solid" svg:stroke-width="0.01042in" svg:stroke-color="#4a7ebb" svg:stroke-opacity="100%"/>
    </style:style>
    <style:style style:family="graphic" style:name="a705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753">
      <style:graphic-properties draw:fill="none" draw:stroke="solid" svg:stroke-width="0.01042in" svg:stroke-color="#4a7ebb" svg:stroke-opacity="100%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4">
      <style:graphic-properties draw:fill="none" draw:stroke="solid" svg:stroke-width="0.01042in" svg:stroke-color="#4a7ebb" svg:stroke-opacity="100%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draw:fill="none" draw:stroke="solid" svg:stroke-width="0.01042in" svg:stroke-color="#4a7ebb" svg:stroke-opacity="100%"/>
    </style:style>
    <style:style style:family="graphic" style:name="a708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presentation" style:name="a756">
      <style:graphic-properties draw:fill="solid" draw:fill-color="#4f81bd" draw:opacity="100%" draw:stroke="solid" svg:stroke-width="0.02778in" svg:stroke-color="#385d8a" svg:stroke-opacity="100%" style:protect="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64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64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64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ccff" draw:opacity="100%" draw:stroke="solid" svg:stroke-width="0in" svg:stroke-color="#000000" draw:marker-start="a585" draw:marker-end="a586" svg:stroke-opacity="100%" draw:auto-grow-width="false" draw:auto-grow-height="false"/>
      <style:paragraph-properties style:font-independent-line-spacing="fals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ccff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60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ccff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6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ccff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7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ccff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72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ccff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61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ccff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61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ccff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618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ccff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6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</office:automatic-styles>
  <office:body>
    <office:presentation>
      <draw:page draw:name="page1" draw:style-name="a582" draw:master-page-name="Master1-Layout7-blank-Leer" presentation:presentation-page-layout-name="Master1-PPL7" draw:id="Slide-256">
        <draw:custom-shape svg:x="8.26772in" svg:y="0.7874in" svg:width="1.37795in" svg:height="0.59055in" draw:id="id73" draw:style-name="a587" draw:name="Freihandform 1">
          <svg:title/>
          <svg:desc/>
          <text:p text:style-name="a584" text:class-names="" text:cond-style-name=""><text:span text:style-name="a583" text:class-names="">driver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8.26772in" svg:y="2.3622in" svg:width="1.5748in" svg:height="0.59055in" draw:id="id74" draw:style-name="a590" draw:name="Freihandform 2">
          <svg:title/>
          <svg:desc/>
          <text:p text:style-name="a589" text:class-names="" text:cond-style-name=""><text:span text:style-name="a588" text:class-names="">truck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37795in" svg:y="5.11811in" svg:width="2.3622in" svg:height="0.59055in" draw:id="id75" draw:style-name="a594" draw:name="Freihandform 3">
          <svg:title/>
          <svg:desc/>
          <text:p text:style-name="a593" text:class-names="" text:cond-style-name=""><text:span text:style-name="a591" text:class-names="">contractStation</text:span><text:span text:style-name="a592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7.87462in" svg:y="5.70866in" svg:width="2.3622in" svg:height="0.59055in" draw:id="id76" draw:style-name="a600" draw:name="Freihandform 4">
          <svg:title/>
          <svg:desc/>
          <text:p text:style-name="a599" text:class-names="" text:cond-style-name=""><text:span text:style-name="a595" text:class-names="">station</text:span><text:span text:style-name="a596" text:class-names=""><text:s text:c="1"/></text:span><text:span text:style-name="a597" text:class-names="">of</text:span><text:span text:style-name="a598" text:class-names=""><text:s text:c="1"/>route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8.50474in" svg:y="3.93687in" svg:width="1.1811in" svg:height="0.59055in" draw:id="id77" draw:style-name="a604" draw:name="Freihandform 5">
          <svg:title/>
          <svg:desc/>
          <text:p text:style-name="a603" text:class-names="" text:cond-style-name=""><text:span text:style-name="a601" text:class-names="">route</text:span><text:span text:style-name="a602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37795in" svg:y="0.7874in" svg:width="1.9685in" svg:height="0.59055in" draw:id="id78" draw:style-name="a608" draw:name="Freihandform 6">
          <svg:title/>
          <svg:desc/>
          <text:p text:style-name="a607" text:class-names="" text:cond-style-name=""><text:span text:style-name="a605" text:class-names="">customer</text:span><text:span text:style-name="a606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37795in" svg:y="2.3622in" svg:width="2.3622in" svg:height="0.59055in" draw:id="id79" draw:style-name="a612" draw:name="Freihandform 7">
          <svg:title/>
          <svg:desc/>
          <text:p text:style-name="a611" text:class-names="" text:cond-style-name=""><text:span text:style-name="a609" text:class-names="">contract</text:span><text:span text:style-name="a610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52756in" svg:y="2.55906in" svg:width="2.95276in" svg:height="0.3937in" draw:id="id80" draw:style-name="a615" draw:name="Freihandform 8">
          <svg:title/>
          <svg:desc/>
          <text:p text:style-name="a614" text:class-names="" text:cond-style-name=""><text:span text:style-name="a613" text:class-names="">tentative assignment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2.3622in" svg:y="1.37795in" svg:width="0in" svg:height="0.98425in" draw:id="id81" draw:style-name="a618" draw:name="Gerade Verbindung 9">
          <svg:title/>
          <svg:desc/>
          <text:p text:style-name="a617" text:class-names="" text:cond-style-name=""><text:span text:style-name="a61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82" draw:style-name="a621" draw:name="Textfeld 10" svg:x="2.3622in" svg:y="1.37795in" svg:width="0.3937in" svg:height="0.28543in">
          <draw:text-box>
            <text:p text:style-name="a620" text:class-names="" text:cond-style-name=""><text:span text:style-name="a619" text:class-names="">1</text:span></text:p>
          </draw:text-box>
          <svg:title/>
          <svg:desc/>
        </draw:frame>
        <draw:frame draw:id="id83" draw:style-name="a624" draw:name="Textfeld 11" svg:x="2.3622in" svg:y="2.07677in" svg:width="0.31772in" svg:height="0.28543in">
          <draw:text-box>
            <text:p text:style-name="a623" text:class-names="" text:cond-style-name=""><text:span text:style-name="a622" text:class-names="">N</text:span></text:p>
          </draw:text-box>
          <svg:title/>
          <svg:desc/>
        </draw:frame>
        <draw:custom-shape svg:x="9.05512in" svg:y="1.37795in" svg:width="0in" svg:height="0.98425in" draw:id="id84" draw:style-name="a627" draw:name="Gerade Verbindung 12">
          <svg:title/>
          <svg:desc/>
          <text:p text:style-name="a626" text:class-names="" text:cond-style-name=""><text:span text:style-name="a62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85" draw:style-name="a630" draw:name="Textfeld 13" svg:x="9.05512in" svg:y="1.37795in" svg:width="0.3937in" svg:height="0.28543in">
          <draw:text-box>
            <text:p text:style-name="a629" text:class-names="" text:cond-style-name=""><text:span text:style-name="a628" text:class-names="">1</text:span></text:p>
          </draw:text-box>
          <svg:title/>
          <svg:desc/>
        </draw:frame>
        <draw:frame draw:id="id86" draw:style-name="a633" draw:name="Textfeld 14" svg:x="9.05512in" svg:y="2.07677in" svg:width="0.31772in" svg:height="0.28543in">
          <draw:text-box>
            <text:p text:style-name="a632" text:class-names="" text:cond-style-name=""><text:span text:style-name="a631" text:class-names="">N</text:span></text:p>
          </draw:text-box>
          <svg:title/>
          <svg:desc/>
        </draw:frame>
        <draw:custom-shape svg:x="3.74016in" svg:y="2.75591in" svg:width="0.7874in" svg:height="0in" draw:id="id87" draw:style-name="a636" draw:name="Gerade Verbindung 15">
          <svg:title/>
          <svg:desc/>
          <text:p text:style-name="a635" text:class-names="" text:cond-style-name=""><text:span text:style-name="a63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7.46929in" svg:y="2.65748in" svg:width="0.7874in" svg:height="0in" draw:id="id88" draw:style-name="a639" draw:name="Gerade Verbindung 16">
          <svg:title/>
          <svg:desc/>
          <text:p text:style-name="a638" text:class-names="" text:cond-style-name=""><text:span text:style-name="a63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89" draw:style-name="a642" draw:name="Textfeld 17" svg:x="7.48031in" svg:y="2.3622in" svg:width="0.3937in" svg:height="0.28543in">
          <draw:text-box>
            <text:p text:style-name="a641" text:class-names="" text:cond-style-name=""><text:span text:style-name="a640" text:class-names="">N</text:span></text:p>
          </draw:text-box>
          <svg:title/>
          <svg:desc/>
        </draw:frame>
        <draw:frame draw:id="id90" draw:style-name="a645" draw:name="Textfeld 18" svg:x="8.07087in" svg:y="2.3622in" svg:width="0.3937in" svg:height="0.28543in">
          <draw:text-box>
            <text:p text:style-name="a644" text:class-names="" text:cond-style-name=""><text:span text:style-name="a643" text:class-names="">1</text:span></text:p>
          </draw:text-box>
          <svg:title/>
          <svg:desc/>
        </draw:frame>
        <draw:frame draw:id="id91" draw:style-name="a648" draw:name="Textfeld 19" svg:x="3.74016in" svg:y="2.47047in" svg:width="0.19685in" svg:height="0.28543in">
          <draw:text-box>
            <text:p text:style-name="a647" text:class-names="" text:cond-style-name=""><text:span text:style-name="a646" text:class-names="">1</text:span></text:p>
          </draw:text-box>
          <svg:title/>
          <svg:desc/>
        </draw:frame>
        <draw:frame draw:id="id92" draw:style-name="a651" draw:name="Textfeld 21" svg:x="9.05512in" svg:y="2.95276in" svg:width="0.3937in" svg:height="0.28543in">
          <draw:text-box>
            <text:p text:style-name="a650" text:class-names="" text:cond-style-name=""><text:span text:style-name="a649" text:class-names="">1</text:span></text:p>
          </draw:text-box>
          <svg:title/>
          <svg:desc/>
        </draw:frame>
        <draw:frame draw:id="id93" draw:style-name="a654" draw:name="Textfeld 22" svg:x="9.13906in" svg:y="5.38361in" svg:width="0.31772in" svg:height="0.293in">
          <draw:text-box>
            <text:p text:style-name="a653" text:class-names="" text:cond-style-name=""><text:span text:style-name="a652" text:class-names="">N</text:span></text:p>
          </draw:text-box>
          <svg:title/>
          <svg:desc/>
        </draw:frame>
        <draw:custom-shape svg:x="2.3622in" svg:y="2.95276in" svg:width="0in" svg:height="2.16535in" draw:id="id94" draw:style-name="a657" draw:name="Gerade Verbindung 24">
          <svg:title/>
          <svg:desc/>
          <text:p text:style-name="a656" text:class-names="" text:cond-style-name=""><text:span text:style-name="a65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95" draw:style-name="a660" draw:name="Textfeld 25" svg:x="2.3622in" svg:y="2.95276in" svg:width="0.3937in" svg:height="0.28543in">
          <draw:text-box>
            <text:p text:style-name="a659" text:class-names="" text:cond-style-name=""><text:span text:style-name="a658" text:class-names="">1</text:span></text:p>
          </draw:text-box>
          <svg:title/>
          <svg:desc/>
        </draw:frame>
        <draw:frame draw:id="id96" draw:style-name="a663" draw:name="Textfeld 26" svg:x="9.05512in" svg:y="4.62817in" svg:width="0.31772in" svg:height="0.293in">
          <draw:text-box>
            <text:p text:style-name="a662" text:class-names="" text:cond-style-name=""><text:span text:style-name="a661" text:class-names="">1</text:span></text:p>
          </draw:text-box>
          <svg:title/>
          <svg:desc/>
        </draw:frame>
        <draw:frame draw:id="id97" draw:style-name="a666" draw:name="Textfeld 27" svg:x="9.05512in" svg:y="3.45472in" svg:width="0.3937in" svg:height="0.28543in">
          <draw:text-box>
            <text:p text:style-name="a665" text:class-names="" text:cond-style-name=""><text:span text:style-name="a664" text:class-names="">1</text:span></text:p>
          </draw:text-box>
          <svg:title/>
          <svg:desc/>
        </draw:frame>
        <draw:frame draw:id="id98" draw:style-name="a669" draw:name="Textfeld 29" svg:x="3.74016in" svg:y="5.02953in" svg:width="0.3937in" svg:height="0.28543in">
          <draw:text-box>
            <text:p text:style-name="a668" text:class-names="" text:cond-style-name=""><text:span text:style-name="a667" text:class-names="">1</text:span></text:p>
          </draw:text-box>
          <svg:title/>
          <svg:desc/>
        </draw:frame>
        <draw:frame draw:id="id99" draw:style-name="a672" draw:name="Textfeld 30" svg:x="7.60429in" svg:y="5.71094in" svg:width="0.29528in" svg:height="0.293in">
          <draw:text-box>
            <text:p text:style-name="a671" text:class-names="" text:cond-style-name=""><text:span text:style-name="a670" text:class-names="">1</text:span></text:p>
          </draw:text-box>
          <svg:title/>
          <svg:desc/>
        </draw:frame>
        <draw:frame draw:id="id100" draw:style-name="a675" draw:name="Textfeld 31" svg:x="2.35118in" svg:y="4.77874in" svg:width="0.40472in" svg:height="0.28543in">
          <draw:text-box>
            <text:p text:style-name="a674" text:class-names="" text:cond-style-name=""><text:span text:style-name="a673" text:class-names="">N</text:span></text:p>
          </draw:text-box>
          <svg:title/>
          <svg:desc/>
        </draw:frame>
        <draw:frame draw:id="id101" draw:style-name="a678" draw:name="Textfeld 32" svg:x="4.20984in" svg:y="2.47047in" svg:width="0.31772in" svg:height="0.28543in">
          <draw:text-box>
            <text:p text:style-name="a677" text:class-names="" text:cond-style-name=""><text:span text:style-name="a676" text:class-names="">N</text:span></text:p>
          </draw:text-box>
          <svg:title/>
          <svg:desc/>
        </draw:frame>
        <draw:custom-shape svg:x="4.52756in" svg:y="1.5748in" svg:width="2.75591in" svg:height="0.3937in" draw:id="id102" draw:style-name="a681" draw:name="Freihandform 33">
          <svg:title/>
          <svg:desc/>
          <text:p text:style-name="a680" text:class-names="" text:cond-style-name=""><text:span text:style-name="a679" text:class-names="">final assignment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3.74016in" svg:y="1.77165in" svg:width="0.7874in" svg:height="0.59055in" draw:id="id103" draw:style-name="a684" draw:name="Gerade Verbindung 34">
          <svg:title/>
          <svg:desc/>
          <text:p text:style-name="a683" text:class-names="" text:cond-style-name=""><text:span text:style-name="a68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7.28346in" svg:y="1.77165in" svg:width="0.98425in" svg:height="0.59055in" draw:id="id104" draw:style-name="a687" draw:name="Gerade Verbindung 35">
          <svg:title/>
          <svg:desc/>
          <text:p text:style-name="a686" text:class-names="" text:cond-style-name=""><text:span text:style-name="a68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05" draw:style-name="a690" draw:name="Textfeld 36" svg:x="3.54331in" svg:y="1.9685in" svg:width="0.3937in" svg:height="0.3937in">
          <draw:text-box>
            <text:p text:style-name="a689" text:class-names="" text:cond-style-name=""><text:span text:style-name="a688" text:class-names="">1</text:span></text:p>
          </draw:text-box>
          <svg:title/>
          <svg:desc/>
        </draw:frame>
        <draw:frame draw:id="id106" draw:style-name="a693" draw:name="Textfeld 37" svg:x="4.33071in" svg:y="1.37795in" svg:width="0.3937in" svg:height="0.28543in">
          <draw:text-box>
            <text:p text:style-name="a692" text:class-names="" text:cond-style-name=""><text:span text:style-name="a691" text:class-names="">1</text:span></text:p>
          </draw:text-box>
          <svg:title/>
          <svg:desc/>
        </draw:frame>
        <draw:frame draw:id="id107" draw:style-name="a696" draw:name="Textfeld 38" svg:x="8.07087in" svg:y="1.9685in" svg:width="0.3937in" svg:height="0.3937in">
          <draw:text-box>
            <text:p text:style-name="a695" text:class-names="" text:cond-style-name=""><text:span text:style-name="a694" text:class-names="">1</text:span></text:p>
          </draw:text-box>
          <svg:title/>
          <svg:desc/>
        </draw:frame>
        <draw:frame draw:id="id108" draw:style-name="a699" draw:name="Textfeld 39" svg:x="7.28346in" svg:y="1.5748in" svg:width="0.3937in" svg:height="0.3937in">
          <draw:text-box>
            <text:p text:style-name="a698" text:class-names="" text:cond-style-name=""><text:span text:style-name="a697" text:class-names="">N</text:span></text:p>
          </draw:text-box>
          <svg:title/>
          <svg:desc/>
        </draw:frame>
        <draw:custom-shape svg:x="4.33071in" svg:y="3.54331in" svg:width="3.14961in" svg:height="0.3937in" draw:id="id109" draw:style-name="a702" draw:name="Freihandform 40">
          <svg:title/>
          <svg:desc/>
          <text:p text:style-name="a701" text:class-names="" text:cond-style-name=""><text:span text:style-name="a700" text:class-names="">suggestion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5.90551in" svg:y="1.9685in" svg:width="0in" svg:height="0.59055in" draw:id="id110" draw:style-name="a705" draw:name="Gerade Verbindung 41">
          <svg:title/>
          <svg:desc/>
          <text:p text:style-name="a704" text:class-names="" text:cond-style-name=""><text:span text:style-name="a70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5.90551in" svg:y="2.95276in" svg:width="0in" svg:height="0.59055in" draw:id="id111" draw:style-name="a708" draw:name="Gerade Verbindung 42">
          <svg:title/>
          <svg:desc/>
          <text:p text:style-name="a707" text:class-names="" text:cond-style-name=""><text:span text:style-name="a70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12" draw:style-name="a711" draw:name="Textfeld 43" svg:x="5.90551in" svg:y="1.9685in" svg:width="0.19685in" svg:height="0.28543in">
          <draw:text-box>
            <text:p text:style-name="a710" text:class-names="" text:cond-style-name=""><text:span text:style-name="a709" text:class-names="">1</text:span></text:p>
          </draw:text-box>
          <svg:title/>
          <svg:desc/>
        </draw:frame>
        <draw:frame draw:id="id113" draw:style-name="a714" draw:name="Textfeld 44" svg:x="5.90551in" svg:y="2.95276in" svg:width="0.19685in" svg:height="0.28543in">
          <draw:text-box>
            <text:p text:style-name="a713" text:class-names="" text:cond-style-name=""><text:span text:style-name="a712" text:class-names="">1</text:span></text:p>
          </draw:text-box>
          <svg:title/>
          <svg:desc/>
        </draw:frame>
        <draw:frame draw:id="id114" draw:style-name="a717" draw:name="Textfeld 45" svg:x="6.10236in" svg:y="3.25787in" svg:width="0.00039in" svg:height="0.28543in">
          <draw:text-box>
            <text:p text:style-name="a716" text:class-names="" text:cond-style-name=""><text:span text:style-name="a715" text:class-names="">1</text:span></text:p>
          </draw:text-box>
          <svg:title/>
          <svg:desc/>
        </draw:frame>
        <draw:frame draw:id="id115" draw:style-name="a720" draw:name="Textfeld 46" svg:x="4.21024in" svg:y="2.47087in" svg:width="0.31772in" svg:height="0.28543in">
          <draw:text-box>
            <text:p text:style-name="a719" text:class-names="" text:cond-style-name=""><text:span text:style-name="a718" text:class-names="">N</text:span></text:p>
          </draw:text-box>
          <svg:title/>
          <svg:desc/>
        </draw:frame>
        <draw:frame draw:id="id116" draw:style-name="a723" draw:name="Textfeld 47" svg:x="5.90551in" svg:y="2.27362in" svg:width="0.31772in" svg:height="0.28543in">
          <draw:text-box>
            <text:p text:style-name="a722" text:class-names="" text:cond-style-name=""><text:span text:style-name="a721" text:class-names="">N</text:span></text:p>
          </draw:text-box>
          <svg:title/>
          <svg:desc/>
        </draw:frame>
        <draw:frame draw:id="id117" draw:style-name="a726" draw:name="Textfeld 51" svg:x="5.51181in" svg:y="3.93701in" svg:width="0.3937in" svg:height="0.3937in">
          <draw:text-box>
            <text:p text:style-name="a725" text:class-names="" text:cond-style-name=""><text:span text:style-name="a724" text:class-names="">1</text:span></text:p>
          </draw:text-box>
          <svg:title/>
          <svg:desc/>
        </draw:frame>
        <draw:frame draw:id="id118" draw:style-name="a729" draw:name="Textfeld 53" svg:x="8.27484in" svg:y="3.84843in" svg:width="0.3937in" svg:height="0.28543in">
          <draw:text-box>
            <text:p text:style-name="a728" text:class-names="" text:cond-style-name=""><text:span text:style-name="a727" text:class-names="">N</text:span></text:p>
          </draw:text-box>
          <svg:title/>
          <svg:desc/>
        </draw:frame>
        <draw:custom-shape svg:x="4.92126in" svg:y="0.36352in" svg:width="1.77165in" svg:height="0.32546in" draw:id="id119" draw:style-name="a733" draw:name="Freihandform 56">
          <svg:title/>
          <svg:desc/>
          <text:p text:style-name="a732" text:class-names="" text:cond-style-name=""><text:span text:style-name="a730" text:class-names="">account</text:span><text:span text:style-name="a731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3.34646in" svg:y="0.68898in" svg:width="1.5748in" svg:height="0.3937in" draw:id="id120" draw:style-name="a736" draw:name="Gerade Verbindung 57">
          <svg:title/>
          <svg:desc/>
          <text:p text:style-name="a735" text:class-names="" text:cond-style-name=""><text:span text:style-name="a73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21" draw:style-name="a739" draw:name="Textfeld 58" svg:x="3.35768in" svg:y="0.78057in" svg:width="0.3937in" svg:height="0.28543in">
          <draw:text-box>
            <text:p text:style-name="a738" text:class-names="" text:cond-style-name=""><text:span text:style-name="a737" text:class-names="">1</text:span></text:p>
          </draw:text-box>
          <svg:title/>
          <svg:desc/>
        </draw:frame>
        <draw:frame draw:id="id122" draw:style-name="a742" draw:name="Textfeld 59" svg:x="4.52362in" svg:y="0.46808in" svg:width="0.3937in" svg:height="0.28543in">
          <draw:text-box>
            <text:p text:style-name="a741" text:class-names="" text:cond-style-name=""><text:span text:style-name="a740" text:class-names="">1</text:span></text:p>
          </draw:text-box>
          <svg:title/>
          <svg:desc/>
        </draw:frame>
        <draw:frame draw:id="id123" draw:style-name="a745" draw:name="Textfeld 60" svg:x="6.69291in" svg:y="0.32536in" svg:width="0.3937in" svg:height="0.28543in">
          <draw:text-box>
            <text:p text:style-name="a744" text:class-names="" text:cond-style-name=""><text:span text:style-name="a743" text:class-names="">1</text:span></text:p>
          </draw:text-box>
          <svg:title/>
          <svg:desc/>
        </draw:frame>
        <draw:custom-shape svg:x="6.69291in" svg:y="0.59055in" svg:width="1.5748in" svg:height="0.49213in" draw:id="id124" draw:style-name="a748" draw:name="Gerade Verbindung 61">
          <svg:title/>
          <svg:desc/>
          <text:p text:style-name="a747" text:class-names="" text:cond-style-name=""><text:span text:style-name="a74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25" draw:style-name="a751" draw:name="Textfeld 62" svg:x="7.86968in" svg:y="0.6939in" svg:width="0.3937in" svg:height="0.28543in">
          <draw:text-box>
            <text:p text:style-name="a750" text:class-names="" text:cond-style-name=""><text:span text:style-name="a749" text:class-names="">1</text:span></text:p>
          </draw:text-box>
          <svg:title/>
          <svg:desc/>
        </draw:frame>
        <draw:connector draw:type="standard" svg:x1="7.3527in" svg:y1="2.78496in" draw:start-shape="id109" draw:start-glue-point="2" svg:x2="7.05756in" svg:y2="5.38419in" draw:end-shape="id77" draw:end-glue-point="3" draw:id="id126" draw:style-name="a752" draw:transform="translate(-7.20513in -4.08458in) rotate(-4.71239) translate(7.20513in 4.08458in)" draw:name="Gewinkelte Verbindung 64">
          <svg:title/>
          <svg:desc/>
        </draw:connector>
        <draw:connector draw:type="standard" svg:x1="8.48489in" svg:y1="5.09826in" draw:start-shape="id77" draw:start-glue-point="2" svg:x2="9.66612in" svg:y2="5.13783in" draw:end-shape="id76" draw:end-glue-point="0" draw:id="id127" draw:style-name="a753" draw:transform="translate(-9.07551in -5.11804in) rotate(-1.5708) translate(9.07551in 5.11804in)" draw:name="Gewinkelte Verbindung 66">
          <svg:title/>
          <svg:desc/>
        </draw:connector>
        <draw:connector draw:type="standard" svg:x1="9.56726in" svg:y1="3.42473in" draw:start-shape="id74" draw:start-glue-point="2" svg:x2="8.58315in" svg:y2="3.4649in" draw:end-shape="id77" draw:end-glue-point="0" draw:id="id128" draw:style-name="a754" draw:transform="translate(-9.07521in -3.44481in) rotate(-4.71239) translate(9.07521in 3.44481in)" draw:name="Gewinkelte Verbindung 68">
          <svg:title/>
          <svg:desc/>
        </draw:connector>
        <draw:connector draw:type="standard" svg:x1="3.74016in" svg:y1="5.41339in" draw:start-shape="id75" draw:start-glue-point="1" svg:x2="7.87462in" svg:y2="6.00393in" draw:end-shape="id76" draw:end-glue-point="3" draw:id="id129" draw:style-name="a755" draw:name="Gewinkelte Verbindung 70">
          <svg:title/>
          <svg:desc/>
        </draw:connector>
        <presentation:notes draw:style-name="a758">
          <draw:page-thumbnail draw:page-number="1" svg:x="1.21007in" svg:y="0.88889in" svg:width="5.84549in" svg:height="4.38368in" presentation:class="page" draw:id="id130" presentation:style-name="a756" draw:name="Folienbildplatzhalter 1">
            <svg:title/>
            <svg:desc/>
          </draw:page-thumbnail>
          <draw:frame draw:id="id131" presentation:style-name="a757" draw:name="Notizenplatzhalter 2" svg:x="0.82677in" svg:y="5.55394in" svg:width="6.61378in" svg:height="5.2618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82639in" svg:y="2.56771in" svg:width="9.37153in" svg:height="1.77257in"/>
      <presentation:placeholder presentation:object="subtitle" svg:x="1.65451in" svg:y="4.68403in" svg:width="7.71701in" svg:height="2.1128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2" style:display-name="Titel und Inhalt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6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3" style:display-name="Abschnitts-&#10;überschrift">
      <presentation:placeholder presentation:object="title" svg:x="0.87153in" svg:y="5.3125in" svg:width="9.36979in" svg:height="1.64236in"/>
      <presentation:placeholder presentation:object="outline" svg:x="0.87153in" svg:y="3.50347in" svg:width="9.36979in" svg:height="1.8090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4" style:display-name="Zwei Inhalte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5" style:display-name="Vergleich">
      <presentation:placeholder presentation:object="title" svg:x="0.55208in" svg:y="0.3316in" svg:width="9.92188in" svg:height="1.37674in"/>
      <presentation:placeholder presentation:object="outline" svg:x="0.55208in" svg:y="1.85069in" svg:width="4.86979in" svg:height="0.77083in"/>
      <presentation:placeholder presentation:object="object" svg:x="0.55208in" svg:y="2.62153in" svg:width="4.86979in" svg:height="4.76389in"/>
      <presentation:placeholder presentation:object="outline" svg:x="5.60069in" svg:y="1.85069in" svg:width="4.87326in" svg:height="0.77083in"/>
      <presentation:placeholder presentation:object="object" svg:x="5.60069in" svg:y="2.62153in" svg:width="4.87326in" svg:height="4.7638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6" style:display-name="Nur Titel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7" style:display-name="Leer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8" style:display-name="Inhalt mit Überschrift">
      <presentation:placeholder presentation:object="title" svg:x="0.55208in" svg:y="0.32986in" svg:width="3.62674in" svg:height="1.39931in"/>
      <presentation:placeholder presentation:object="object" svg:x="4.31076in" svg:y="0.32986in" svg:width="6.16319in" svg:height="7.05556in"/>
      <presentation:placeholder presentation:object="outline" svg:x="0.55208in" svg:y="1.72917in" svg:width="3.62674in" svg:height="5.6562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9" style:display-name="Bild mit Überschrift">
      <presentation:placeholder presentation:object="title" svg:x="2.16146in" svg:y="5.78646in" svg:width="6.61458in" svg:height="0.68403in"/>
      <presentation:placeholder presentation:object="graphic" svg:x="2.16146in" svg:y="0.73785in" svg:width="6.61458in" svg:height="4.96181in"/>
      <presentation:placeholder presentation:object="outline" svg:x="2.16146in" svg:y="6.47049in" svg:width="6.61458in" svg:height="0.9704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10" style:display-name="Titel und vertikaler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6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11" style:display-name="Vertikaler Titel und Text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marker draw:name="a585" svg:viewBox="0 0 20 30" svg:d="m10 0-10 30h20z"/>
    <draw:marker draw:name="a586" svg:viewBox="0 0 20 30" svg:d="m10 0-10 30h20z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1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43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">
      <style:graphic-properties draw:fill="none" draw:stroke="none"/>
    </style:style>
    <style:style style:family="presentation" style:name="a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draw:fill="none" draw:stroke="non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0">
      <style:graphic-properties draw:fill="none" draw:stroke="non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2">
      <style:graphic-properties draw:fill="none" draw:stroke="non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2">
      <style:graphic-properties draw:fill="none" draw:stroke="non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9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draw:fill="none" draw:stroke="none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4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5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1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79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">
      <style:graphic-properties draw:fill="none" draw:stroke="non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0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7">
      <style:graphic-properties draw:fill="none" draw:stroke="non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draw:fill="none" draw:stroke="non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draw:fill="none" draw:stroke="non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draw:fill="none" draw:stroke="none"/>
    </style:style>
    <style:style style:family="presentation" style:name="a5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draw:fill="none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9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06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38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43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9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38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99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389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13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5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7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7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5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3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278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18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5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48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6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53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8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57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483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533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210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186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486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536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189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1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6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8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37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81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106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260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285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20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264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490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540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193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3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9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52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0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7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47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03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52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4" draw:name="Titelplatzhalter 1" svg:x="0.55118in" svg:y="0.32953in" svg:width="9.92087in" svg:height="1.38031in" presentation:class="title" presentation:placeholder="false">
        <draw:text-box>
          <text:list text:style-name="a3">
            <text:list-item>
              <text:p text:style-name="a2" text:class-names="" text:cond-style-name=""><text:span text:style-name="a1" text:class-names=""/></text:p>
            </text:list-item>
          </text:list>
        </draw:text-box>
        <svg:title/>
        <svg:desc/>
      </draw:frame>
      <draw:frame draw:id="id1" presentation:style-name="a21" draw:name="Textplatzhalter 2" svg:x="0.55118in" svg:y="1.93465in" svg:width="9.92087in" svg:height="5.45669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Textmaster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umsplatzhalter 3" svg:x="0.55118in" svg:y="7.53189in" svg:width="2.56811in" svg:height="0.57008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3" presentation:style-name="a27" draw:name="Fußzeilenplatzhalter 4" svg:x="3.77008in" svg:y="7.53189in" svg:width="3.49409in" svg:height="0.57008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Foliennummernplatzhalter 5" svg:x="7.90354in" svg:y="7.53189in" svg:width="2.56811in" svg:height="0.57008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47">
        <draw:page-thumbnail svg:x="1.21063in" svg:y="0.88858in" svg:width="5.84567in" svg:height="4.38386in" presentation:class="page" draw:id="id5" presentation:style-name="a31" draw:name="Folienbildplatzhalter 1">
          <svg:title/>
          <svg:desc/>
        </draw:page-thumbnail>
        <draw:frame draw:id="id6" presentation:style-name="a34" draw:name="Notizenplatzhalter 2" svg:x="0.82677in" svg:y="5.55394in" svg:width="6.61378in" svg:height="5.26142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7" presentation:style-name="a37" draw:name="Kopfzeilenplatzhalter 3" svg:x="0in" svg:y="0in" svg:width="3.5874in" svg:height="0.5842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0" draw:name="Datumsplatzhalter 4" svg:x="4.67992in" svg:y="0in" svg:width="3.5874in" svg:height="0.58425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Fußzeilenplatzhalter 5" svg:x="0in" svg:y="11.10827in" svg:width="3.5874in" svg:height="0.58425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Foliennummernplatzhalter 6" svg:x="4.67992in" svg:y="11.10827in" svg:width="3.5874in" svg:height="0.58425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48">
      <draw:frame draw:id="id11" presentation:style-name="a53" draw:name="Titel 1" svg:x="0.82639in" svg:y="2.56771in" svg:width="9.37153in" svg:height="1.77257in" presentation:class="title" presentation:placeholder="false">
        <draw:text-box>
          <text:list text:style-name="a52">
            <text:list-item>
              <text:p text:style-name="a51" text:class-names="" text:cond-style-name=""><text:span text:style-name="a49" text:class-names="">Titelmasterformat durch Klicken bearbeiten</text:span><text:span text:style-name="a50" text:class-names=""/></text:p>
            </text:list-item>
          </text:list>
        </draw:text-box>
        <svg:title/>
        <svg:desc/>
      </draw:frame>
      <draw:frame draw:id="id12" presentation:style-name="a57" draw:name="Untertitel 2" svg:x="1.65451in" svg:y="4.68403in" svg:width="7.71701in" svg:height="2.11285in" presentation:class="subtitle" presentation:placeholder="false">
        <draw:text-box>
          <text:p text:style-name="a56" text:class-names="" text:cond-style-name=""><text:span text:style-name="a54" text:class-names="">Formatvorlage des Untertitelmasters durch Klicken bearbeiten</text:span><text:span text:style-name="a55" text:class-names=""/></text:p>
        </draw:text-box>
        <svg:title/>
        <svg:desc/>
      </draw:frame>
      <draw:frame draw:id="id13" presentation:style-name="a60" draw:name="Datumsplatzhalter 3" svg:x="0.55118in" svg:y="7.53189in" svg:width="2.56811in" svg:height="0.57008in" presentation:class="date-time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4" presentation:style-name="a63" draw:name="Fußzeilenplatzhalter 4" svg:x="3.77008in" svg:y="7.53189in" svg:width="3.49409in" svg:height="0.57008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5" presentation:style-name="a67" draw:name="Foliennummernplatzhalter 5" svg:x="7.90354in" svg:y="7.53189in" svg:width="2.56811in" svg:height="0.57008in" presentation:class="page-number" presentation:placeholder="false">
        <draw:text-box>
          <text:p text:style-name="a66" text:class-names="" text:cond-style-name=""><text:span text:style-name="a64" text:class-names=""><text:page-number style:num-format="1" text:fixed="false"/></text:span><text:span text:style-name="a65" text:class-names=""/></text:p>
        </draw:text-box>
        <svg:title/>
        <svg:desc/>
      </draw:frame>
      <presentation:notes style:page-layout-name="pageLayout2" draw:style-name="a84">
        <draw:page-thumbnail svg:x="1.21063in" svg:y="0.88858in" svg:width="5.84567in" svg:height="4.38386in" presentation:class="page" draw:id="id5" presentation:style-name="a68" draw:name="Folienbildplatzhalter 1">
          <svg:title/>
          <svg:desc/>
        </draw:page-thumbnail>
        <draw:frame draw:id="id6" presentation:style-name="a71" draw:name="Notizenplatzhalter 2" svg:x="0.82677in" svg:y="5.55394in" svg:width="6.61378in" svg:height="5.26142in" presentation:class="notes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7" presentation:style-name="a74" draw:name="Kopfzeilenplatzhalter 3" svg:x="0in" svg:y="0in" svg:width="3.5874in" svg:height="0.58425in" presentation:class="head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8" presentation:style-name="a77" draw:name="Datumsplatzhalter 4" svg:x="4.67992in" svg:y="0in" svg:width="3.5874in" svg:height="0.58425in" presentation:class="date-time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9" presentation:style-name="a80" draw:name="Fußzeilenplatzhalter 5" svg:x="0in" svg:y="11.10827in" svg:width="3.5874in" svg:height="0.58425in" presentation:class="footer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10" presentation:style-name="a83" draw:name="Foliennummernplatzhalter 6" svg:x="4.67992in" svg:y="11.10827in" svg:width="3.5874in" svg:height="0.58425in" presentation:class="page-number" presentation:placeholder="false">
          <draw:text-box>
            <text:p text:style-name="a82" text:class-names="" text:cond-style-name=""><text:span text:style-name="a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85">
      <draw:frame draw:id="id16" presentation:style-name="a90" draw:name="Titel 1" svg:x="0.55118in" svg:y="0.32953in" svg:width="9.92087in" svg:height="1.38031in" presentation:class="title" presentation:placeholder="false">
        <draw:text-box>
          <text:list text:style-name="a89">
            <text:list-item>
              <text:p text:style-name="a88" text:class-names="" text:cond-style-name=""><text:span text:style-name="a86" text:class-names="">Titelmasterformat durch Klicken bearbeiten</text:span><text:span text:style-name="a87" text:class-names=""/></text:p>
            </text:list-item>
          </text:list>
        </draw:text-box>
        <svg:title/>
        <svg:desc/>
      </draw:frame>
      <draw:frame draw:id="id17" presentation:style-name="a107" draw:name="Inhaltsplatzhalter 2" svg:x="0.55118in" svg:y="1.93465in" svg:width="9.92087in" svg:height="5.45669in" presentation:class="object" presentation:placeholder="false">
        <draw:text-box>
          <text:list text:style-name="a93">
            <text:list-item>
              <text:p text:style-name="a92" text:class-names="" text:cond-style-name=""><text:span text:style-name="a91" text:class-names="">Textmasterformat bearbeiten</text:span></text:p>
            </text:list-item>
          </text:list>
          <text:list text:style-name="a96">
            <text:list-item>
              <text:list text:style-name="a96">
                <text:list-item>
                  <text:p text:style-name="a95" text:class-names="" text:cond-style-name=""><text:span text:style-name="a94" text:class-names="">Zweite Ebene</text:span></text:p>
                </text:list-item>
              </text:list>
            </text:list-item>
          </text:list>
          <text:list text:style-name="a99">
            <text:list-item>
              <text:list text:style-name="a99">
                <text:list-item>
                  <text:list text:style-name="a99">
                    <text:list-item>
                      <text:p text:style-name="a98" text:class-names="" text:cond-style-name=""><text:span text:style-name="a97" text:class-names="">Dritte Ebene</text:span></text:p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p text:style-name="a101" text:class-names="" text:cond-style-name=""><text:span text:style-name="a10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6">
            <text:list-item>
              <text:list text:style-name="a106">
                <text:list-item>
                  <text:list text:style-name="a106">
                    <text:list-item>
                      <text:list text:style-name="a106">
                        <text:list-item>
                          <text:list text:style-name="a106">
                            <text:list-item>
                              <text:p text:style-name="a105" text:class-names="" text:cond-style-name=""><text:span text:style-name="a103" text:class-names="">Fünfte Ebene</text:span><text:span text:style-name="a1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10" draw:name="Datumsplatzhalter 3" svg:x="0.55118in" svg:y="7.53189in" svg:width="2.56811in" svg:height="0.57008in" presentation:class="date-time" presentation:placeholder="false">
        <draw:text-box>
          <text:p text:style-name="a109" text:class-names="" text:cond-style-name=""><text:span text:style-name="a108" text:class-names=""/></text:p>
        </draw:text-box>
        <svg:title/>
        <svg:desc/>
      </draw:frame>
      <draw:frame draw:id="id19" presentation:style-name="a113" draw:name="Fußzeilenplatzhalter 4" svg:x="3.77008in" svg:y="7.53189in" svg:width="3.49409in" svg:height="0.57008in" presentation:class="footer" presentation:placeholder="false">
        <draw:text-box>
          <text:p text:style-name="a112" text:class-names="" text:cond-style-name=""><text:span text:style-name="a111" text:class-names=""/></text:p>
        </draw:text-box>
        <svg:title/>
        <svg:desc/>
      </draw:frame>
      <draw:frame draw:id="id20" presentation:style-name="a117" draw:name="Foliennummernplatzhalter 5" svg:x="7.90354in" svg:y="7.53189in" svg:width="2.56811in" svg:height="0.57008in" presentation:class="page-number" presentation:placeholder="false">
        <draw:text-box>
          <text:p text:style-name="a116" text:class-names="" text:cond-style-name=""><text:span text:style-name="a114" text:class-names=""><text:page-number style:num-format="1" text:fixed="false"/></text:span><text:span text:style-name="a115" text:class-names=""/></text:p>
        </draw:text-box>
        <svg:title/>
        <svg:desc/>
      </draw:frame>
      <presentation:notes style:page-layout-name="pageLayout2" draw:style-name="a134">
        <draw:page-thumbnail svg:x="1.21063in" svg:y="0.88858in" svg:width="5.84567in" svg:height="4.38386in" presentation:class="page" draw:id="id5" presentation:style-name="a118" draw:name="Folienbildplatzhalter 1">
          <svg:title/>
          <svg:desc/>
        </draw:page-thumbnail>
        <draw:frame draw:id="id6" presentation:style-name="a121" draw:name="Notizenplatzhalter 2" svg:x="0.82677in" svg:y="5.55394in" svg:width="6.61378in" svg:height="5.26142in" presentation:class="notes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7" presentation:style-name="a124" draw:name="Kopfzeilenplatzhalter 3" svg:x="0in" svg:y="0in" svg:width="3.5874in" svg:height="0.58425in" presentation:class="header" presentation:placeholder="false">
          <draw:text-box>
            <text:p text:style-name="a123" text:class-names="" text:cond-style-name=""><text:span text:style-name="a122" text:class-names=""/></text:p>
          </draw:text-box>
          <svg:title/>
          <svg:desc/>
        </draw:frame>
        <draw:frame draw:id="id8" presentation:style-name="a127" draw:name="Datumsplatzhalter 4" svg:x="4.67992in" svg:y="0in" svg:width="3.5874in" svg:height="0.58425in" presentation:class="date-time" presentation:placeholder="false">
          <draw:text-box>
            <text:p text:style-name="a126" text:class-names="" text:cond-style-name=""><text:span text:style-name="a125" text:class-names=""/></text:p>
          </draw:text-box>
          <svg:title/>
          <svg:desc/>
        </draw:frame>
        <draw:frame draw:id="id9" presentation:style-name="a130" draw:name="Fußzeilenplatzhalter 5" svg:x="0in" svg:y="11.10827in" svg:width="3.5874in" svg:height="0.58425in" presentation:class="footer" presentation:placeholder="false">
          <draw:text-box>
            <text:p text:style-name="a129" text:class-names="" text:cond-style-name=""><text:span text:style-name="a128" text:class-names=""/></text:p>
          </draw:text-box>
          <svg:title/>
          <svg:desc/>
        </draw:frame>
        <draw:frame draw:id="id10" presentation:style-name="a133" draw:name="Foliennummernplatzhalter 6" svg:x="4.67992in" svg:y="11.10827in" svg:width="3.5874in" svg:height="0.58425in" presentation:class="page-number" presentation:placeholder="false">
          <draw:text-box>
            <text:p text:style-name="a132" text:class-names="" text:cond-style-name=""><text:span text:style-name="a1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-&#10;überschrift" style:page-layout-name="pageLayout1" draw:style-name="a135">
      <draw:frame draw:id="id21" presentation:style-name="a140" draw:name="Titel 1" svg:x="0.87153in" svg:y="5.3125in" svg:width="9.36979in" svg:height="1.64236in" presentation:class="title" presentation:placeholder="false">
        <draw:text-box>
          <text:list text:style-name="a139">
            <text:list-item>
              <text:p text:style-name="a138" text:class-names="" text:cond-style-name=""><text:span text:style-name="a136" text:class-names="">Titelmasterformat durch Klicken bearbeiten</text:span><text:span text:style-name="a137" text:class-names=""/></text:p>
            </text:list-item>
          </text:list>
        </draw:text-box>
        <svg:title/>
        <svg:desc/>
      </draw:frame>
      <draw:frame draw:id="id22" presentation:style-name="a144" draw:name="Textplatzhalter 2" svg:x="0.87153in" svg:y="3.50347in" svg:width="9.36979in" svg:height="1.80903in" presentation:class="outline" presentation:placeholder="false">
        <draw:text-box>
          <text:list text:style-name="a143">
            <text:list-item>
              <text:p text:style-name="a142" text:class-names="" text:cond-style-name=""><text:span text:style-name="a141" text:class-names="">Textmasterformat bearbeiten</text:span></text:p>
            </text:list-item>
          </text:list>
        </draw:text-box>
        <svg:title/>
        <svg:desc/>
      </draw:frame>
      <draw:frame draw:id="id23" presentation:style-name="a147" draw:name="Datumsplatzhalter 3" svg:x="0.55118in" svg:y="7.53189in" svg:width="2.56811in" svg:height="0.57008in" presentation:class="date-time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4" presentation:style-name="a150" draw:name="Fußzeilenplatzhalter 4" svg:x="3.77008in" svg:y="7.53189in" svg:width="3.49409in" svg:height="0.57008in" presentation:class="footer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5" presentation:style-name="a154" draw:name="Foliennummernplatzhalter 5" svg:x="7.90354in" svg:y="7.53189in" svg:width="2.56811in" svg:height="0.57008in" presentation:class="page-number" presentation:placeholder="false">
        <draw:text-box>
          <text:p text:style-name="a153" text:class-names="" text:cond-style-name=""><text:span text:style-name="a151" text:class-names=""><text:page-number style:num-format="1" text:fixed="false"/></text:span><text:span text:style-name="a152" text:class-names=""/></text:p>
        </draw:text-box>
        <svg:title/>
        <svg:desc/>
      </draw:frame>
      <presentation:notes style:page-layout-name="pageLayout2" draw:style-name="a171">
        <draw:page-thumbnail svg:x="1.21063in" svg:y="0.88858in" svg:width="5.84567in" svg:height="4.38386in" presentation:class="page" draw:id="id5" presentation:style-name="a155" draw:name="Folienbildplatzhalter 1">
          <svg:title/>
          <svg:desc/>
        </draw:page-thumbnail>
        <draw:frame draw:id="id6" presentation:style-name="a158" draw:name="Notizenplatzhalter 2" svg:x="0.82677in" svg:y="5.55394in" svg:width="6.61378in" svg:height="5.26142in" presentation:class="notes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7" presentation:style-name="a161" draw:name="Kopfzeilenplatzhalter 3" svg:x="0in" svg:y="0in" svg:width="3.5874in" svg:height="0.58425in" presentation:class="header" presentation:placeholder="false">
          <draw:text-box>
            <text:p text:style-name="a160" text:class-names="" text:cond-style-name=""><text:span text:style-name="a159" text:class-names=""/></text:p>
          </draw:text-box>
          <svg:title/>
          <svg:desc/>
        </draw:frame>
        <draw:frame draw:id="id8" presentation:style-name="a164" draw:name="Datumsplatzhalter 4" svg:x="4.67992in" svg:y="0in" svg:width="3.5874in" svg:height="0.58425in" presentation:class="date-time" presentation:placeholder="false">
          <draw:text-box>
            <text:p text:style-name="a163" text:class-names="" text:cond-style-name=""><text:span text:style-name="a162" text:class-names=""/></text:p>
          </draw:text-box>
          <svg:title/>
          <svg:desc/>
        </draw:frame>
        <draw:frame draw:id="id9" presentation:style-name="a167" draw:name="Fußzeilenplatzhalter 5" svg:x="0in" svg:y="11.10827in" svg:width="3.5874in" svg:height="0.58425in" presentation:class="footer" presentation:placeholder="false">
          <draw:text-box>
            <text:p text:style-name="a166" text:class-names="" text:cond-style-name=""><text:span text:style-name="a165" text:class-names=""/></text:p>
          </draw:text-box>
          <svg:title/>
          <svg:desc/>
        </draw:frame>
        <draw:frame draw:id="id10" presentation:style-name="a170" draw:name="Foliennummernplatzhalter 6" svg:x="4.67992in" svg:y="11.10827in" svg:width="3.5874in" svg:height="0.58425in" presentation:class="page-number" presentation:placeholder="false">
          <draw:text-box>
            <text:p text:style-name="a169" text:class-names="" text:cond-style-name=""><text:span text:style-name="a1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172">
      <draw:frame draw:id="id26" presentation:style-name="a177" draw:name="Titel 1" svg:x="0.55118in" svg:y="0.32953in" svg:width="9.92087in" svg:height="1.38031in" presentation:class="title" presentation:placeholder="false">
        <draw:text-box>
          <text:list text:style-name="a176">
            <text:list-item>
              <text:p text:style-name="a175" text:class-names="" text:cond-style-name=""><text:span text:style-name="a173" text:class-names="">Titelmasterformat durch Klicken bearbeiten</text:span><text:span text:style-name="a174" text:class-names=""/></text:p>
            </text:list-item>
          </text:list>
        </draw:text-box>
        <svg:title/>
        <svg:desc/>
      </draw:frame>
      <draw:frame draw:id="id27" presentation:style-name="a194" draw:name="Inhaltsplatzhalter 2" svg:x="0.55035in" svg:y="1.93403in" svg:width="4.87674in" svg:height="5.4566in" presentation:class="object" presentation:placeholder="false">
        <draw:text-box>
          <text:list text:style-name="a180">
            <text:list-item>
              <text:p text:style-name="a179" text:class-names="" text:cond-style-name=""><text:span text:style-name="a178" text:class-names="">Textmasterformat bearbeiten</text:span></text:p>
            </text:list-item>
          </text:list>
          <text:list text:style-name="a183">
            <text:list-item>
              <text:list text:style-name="a183">
                <text:list-item>
                  <text:p text:style-name="a182" text:class-names="" text:cond-style-name=""><text:span text:style-name="a181" text:class-names="">Zweite Ebene</text:span></text:p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p text:style-name="a185" text:class-names="" text:cond-style-name=""><text:span text:style-name="a184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list text:style-name="a189">
                        <text:list-item>
                          <text:p text:style-name="a188" text:class-names="" text:cond-style-name=""><text:span text:style-name="a18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0" text:class-names="">Fünfte Ebene</text:span><text:span text:style-name="a1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11" draw:name="Inhaltsplatzhalter 3" svg:x="5.59375in" svg:y="1.93403in" svg:width="4.87847in" svg:height="5.4566in" presentation:class="object" presentation:placeholder="false">
        <draw:text-box>
          <text:list text:style-name="a197">
            <text:list-item>
              <text:p text:style-name="a196" text:class-names="" text:cond-style-name=""><text:span text:style-name="a195" text:class-names="">Textmasterformat bearbeiten</text:span></text:p>
            </text:list-item>
          </text:list>
          <text:list text:style-name="a200">
            <text:list-item>
              <text:list text:style-name="a200">
                <text:list-item>
                  <text:p text:style-name="a199" text:class-names="" text:cond-style-name=""><text:span text:style-name="a198" text:class-names="">Zweite Ebene</text:span></text:p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p text:style-name="a202" text:class-names="" text:cond-style-name=""><text:span text:style-name="a20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p text:style-name="a205" text:class-names="" text:cond-style-name=""><text:span text:style-name="a20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0">
            <text:list-item>
              <text:list text:style-name="a210">
                <text:list-item>
                  <text:list text:style-name="a210">
                    <text:list-item>
                      <text:list text:style-name="a210">
                        <text:list-item>
                          <text:list text:style-name="a210">
                            <text:list-item>
                              <text:p text:style-name="a209" text:class-names="" text:cond-style-name=""><text:span text:style-name="a207" text:class-names="">Fünfte Ebene</text:span><text:span text:style-name="a2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14" draw:name="Datumsplatzhalter 4" svg:x="0.55118in" svg:y="7.53189in" svg:width="2.56811in" svg:height="0.57008in" presentation:class="date-time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30" presentation:style-name="a217" draw:name="Fußzeilenplatzhalter 5" svg:x="3.77008in" svg:y="7.53189in" svg:width="3.49409in" svg:height="0.57008in" presentation:class="footer" presentation:placeholder="false">
        <draw:text-box>
          <text:p text:style-name="a216" text:class-names="" text:cond-style-name=""><text:span text:style-name="a215" text:class-names=""/></text:p>
        </draw:text-box>
        <svg:title/>
        <svg:desc/>
      </draw:frame>
      <draw:frame draw:id="id31" presentation:style-name="a221" draw:name="Foliennummernplatzhalter 6" svg:x="7.90354in" svg:y="7.53189in" svg:width="2.56811in" svg:height="0.57008in" presentation:class="page-number" presentation:placeholder="false">
        <draw:text-box>
          <text:p text:style-name="a220" text:class-names="" text:cond-style-name=""><text:span text:style-name="a218" text:class-names=""><text:page-number style:num-format="1" text:fixed="false"/></text:span><text:span text:style-name="a219" text:class-names=""/></text:p>
        </draw:text-box>
        <svg:title/>
        <svg:desc/>
      </draw:frame>
      <presentation:notes style:page-layout-name="pageLayout2" draw:style-name="a238">
        <draw:page-thumbnail svg:x="1.21063in" svg:y="0.88858in" svg:width="5.84567in" svg:height="4.38386in" presentation:class="page" draw:id="id5" presentation:style-name="a222" draw:name="Folienbildplatzhalter 1">
          <svg:title/>
          <svg:desc/>
        </draw:page-thumbnail>
        <draw:frame draw:id="id6" presentation:style-name="a225" draw:name="Notizenplatzhalter 2" svg:x="0.82677in" svg:y="5.55394in" svg:width="6.61378in" svg:height="5.26142in" presentation:class="notes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7" presentation:style-name="a228" draw:name="Kopfzeilenplatzhalter 3" svg:x="0in" svg:y="0in" svg:width="3.5874in" svg:height="0.58425in" presentation:class="head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8" presentation:style-name="a231" draw:name="Datumsplatzhalter 4" svg:x="4.67992in" svg:y="0in" svg:width="3.5874in" svg:height="0.58425in" presentation:class="date-time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frame draw:id="id9" presentation:style-name="a234" draw:name="Fußzeilenplatzhalter 5" svg:x="0in" svg:y="11.10827in" svg:width="3.5874in" svg:height="0.58425in" presentation:class="footer" presentation:placeholder="false">
          <draw:text-box>
            <text:p text:style-name="a233" text:class-names="" text:cond-style-name=""><text:span text:style-name="a232" text:class-names=""/></text:p>
          </draw:text-box>
          <svg:title/>
          <svg:desc/>
        </draw:frame>
        <draw:frame draw:id="id10" presentation:style-name="a237" draw:name="Foliennummernplatzhalter 6" svg:x="4.67992in" svg:y="11.10827in" svg:width="3.5874in" svg:height="0.58425in" presentation:class="page-number" presentation:placeholder="false">
          <draw:text-box>
            <text:p text:style-name="a236" text:class-names="" text:cond-style-name=""><text:span text:style-name="a2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39">
      <draw:frame draw:id="id32" presentation:style-name="a244" draw:name="Titel 1" svg:x="0.55208in" svg:y="0.3316in" svg:width="9.92188in" svg:height="1.37674in" presentation:class="title" presentation:placeholder="false">
        <draw:text-box>
          <text:list text:style-name="a243">
            <text:list-item>
              <text:p text:style-name="a242" text:class-names="" text:cond-style-name=""><text:span text:style-name="a240" text:class-names="">Titelmasterformat durch Klicken bearbeiten</text:span><text:span text:style-name="a241" text:class-names=""/></text:p>
            </text:list-item>
          </text:list>
        </draw:text-box>
        <svg:title/>
        <svg:desc/>
      </draw:frame>
      <draw:frame draw:id="id33" presentation:style-name="a248" draw:name="Textplatzhalter 2" svg:x="0.55208in" svg:y="1.85069in" svg:width="4.86979in" svg:height="0.77083in" presentation:class="outline" presentation:placeholder="false">
        <draw:text-box>
          <text:list text:style-name="a247">
            <text:list-item>
              <text:p text:style-name="a246" text:class-names="" text:cond-style-name=""><text:span text:style-name="a245" text:class-names="">Textmasterformat bearbeiten</text:span></text:p>
            </text:list-item>
          </text:list>
        </draw:text-box>
        <svg:title/>
        <svg:desc/>
      </draw:frame>
      <draw:frame draw:id="id34" presentation:style-name="a265" draw:name="Inhaltsplatzhalter 3" svg:x="0.55208in" svg:y="2.62153in" svg:width="4.86979in" svg:height="4.76389in" presentation:class="object" presentation:placeholder="false">
        <draw:text-box>
          <text:list text:style-name="a251">
            <text:list-item>
              <text:p text:style-name="a250" text:class-names="" text:cond-style-name=""><text:span text:style-name="a249" text:class-names="">Textmasterformat bearbeiten</text:span></text:p>
            </text:list-item>
          </text:list>
          <text:list text:style-name="a254">
            <text:list-item>
              <text:list text:style-name="a254">
                <text:list-item>
                  <text:p text:style-name="a253" text:class-names="" text:cond-style-name=""><text:span text:style-name="a252" text:class-names="">Zweite Ebene</text:span></text:p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p text:style-name="a256" text:class-names="" text:cond-style-name=""><text:span text:style-name="a2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p text:style-name="a259" text:class-names="" text:cond-style-name=""><text:span text:style-name="a2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list text:style-name="a264">
                        <text:list-item>
                          <text:list text:style-name="a264">
                            <text:list-item>
                              <text:p text:style-name="a263" text:class-names="" text:cond-style-name=""><text:span text:style-name="a261" text:class-names="">Fünfte Ebene</text:span><text:span text:style-name="a2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69" draw:name="Textplatzhalter 4" svg:x="5.60069in" svg:y="1.85069in" svg:width="4.87326in" svg:height="0.77083in" presentation:class="outline" presentation:placeholder="false">
        <draw:text-box>
          <text:list text:style-name="a268">
            <text:list-item>
              <text:p text:style-name="a267" text:class-names="" text:cond-style-name=""><text:span text:style-name="a266" text:class-names="">Textmasterformat bearbeiten</text:span></text:p>
            </text:list-item>
          </text:list>
        </draw:text-box>
        <svg:title/>
        <svg:desc/>
      </draw:frame>
      <draw:frame draw:id="id36" presentation:style-name="a286" draw:name="Inhaltsplatzhalter 5" svg:x="5.60069in" svg:y="2.62153in" svg:width="4.87326in" svg:height="4.76389in" presentation:class="object" presentation:placeholder="false">
        <draw:text-box>
          <text:list text:style-name="a272">
            <text:list-item>
              <text:p text:style-name="a271" text:class-names="" text:cond-style-name=""><text:span text:style-name="a270" text:class-names="">Textmasterformat bearbeiten</text:span></text:p>
            </text:list-item>
          </text:list>
          <text:list text:style-name="a275">
            <text:list-item>
              <text:list text:style-name="a275">
                <text:list-item>
                  <text:p text:style-name="a274" text:class-names="" text:cond-style-name=""><text:span text:style-name="a273" text:class-names="">Zweite Ebene</text:span></text:p>
                </text:list-item>
              </text:list>
            </text:list-item>
          </text:list>
          <text:list text:style-name="a278">
            <text:list-item>
              <text:list text:style-name="a278">
                <text:list-item>
                  <text:list text:style-name="a278">
                    <text:list-item>
                      <text:p text:style-name="a277" text:class-names="" text:cond-style-name=""><text:span text:style-name="a276" text:class-names="">Dritte Ebene</text:span></text:p>
                    </text:list-item>
                  </text:list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list text:style-name="a281">
                        <text:list-item>
                          <text:p text:style-name="a280" text:class-names="" text:cond-style-name=""><text:span text:style-name="a27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5">
            <text:list-item>
              <text:list text:style-name="a285">
                <text:list-item>
                  <text:list text:style-name="a285">
                    <text:list-item>
                      <text:list text:style-name="a285">
                        <text:list-item>
                          <text:list text:style-name="a285">
                            <text:list-item>
                              <text:p text:style-name="a284" text:class-names="" text:cond-style-name=""><text:span text:style-name="a282" text:class-names="">Fünfte Ebene</text:span><text:span text:style-name="a2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89" draw:name="Datumsplatzhalter 6" svg:x="0.55118in" svg:y="7.53189in" svg:width="2.56811in" svg:height="0.57008in" presentation:class="date-time" presentation:placeholder="false">
        <draw:text-box>
          <text:p text:style-name="a288" text:class-names="" text:cond-style-name=""><text:span text:style-name="a287" text:class-names=""/></text:p>
        </draw:text-box>
        <svg:title/>
        <svg:desc/>
      </draw:frame>
      <draw:frame draw:id="id38" presentation:style-name="a292" draw:name="Fußzeilenplatzhalter 7" svg:x="3.77008in" svg:y="7.53189in" svg:width="3.49409in" svg:height="0.57008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39" presentation:style-name="a296" draw:name="Foliennummernplatzhalter 8" svg:x="7.90354in" svg:y="7.53189in" svg:width="2.56811in" svg:height="0.57008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/></text:span><text:span text:style-name="a294" text:class-names=""/></text:p>
        </draw:text-box>
        <svg:title/>
        <svg:desc/>
      </draw:frame>
      <presentation:notes style:page-layout-name="pageLayout2" draw:style-name="a313">
        <draw:page-thumbnail svg:x="1.21063in" svg:y="0.88858in" svg:width="5.84567in" svg:height="4.38386in" presentation:class="page" draw:id="id5" presentation:style-name="a297" draw:name="Folienbildplatzhalter 1">
          <svg:title/>
          <svg:desc/>
        </draw:page-thumbnail>
        <draw:frame draw:id="id6" presentation:style-name="a300" draw:name="Notizenplatzhalter 2" svg:x="0.82677in" svg:y="5.55394in" svg:width="6.61378in" svg:height="5.26142in" presentation:class="notes" presentation:placeholder="false">
          <draw:text-box>
            <text:p text:style-name="a299" text:class-names="" text:cond-style-name=""><text:span text:style-name="a298" text:class-names=""/></text:p>
          </draw:text-box>
          <svg:title/>
          <svg:desc/>
        </draw:frame>
        <draw:frame draw:id="id7" presentation:style-name="a303" draw:name="Kopfzeilenplatzhalter 3" svg:x="0in" svg:y="0in" svg:width="3.5874in" svg:height="0.58425in" presentation:class="header" presentation:placeholder="false">
          <draw:text-box>
            <text:p text:style-name="a302" text:class-names="" text:cond-style-name=""><text:span text:style-name="a301" text:class-names=""/></text:p>
          </draw:text-box>
          <svg:title/>
          <svg:desc/>
        </draw:frame>
        <draw:frame draw:id="id8" presentation:style-name="a306" draw:name="Datumsplatzhalter 4" svg:x="4.67992in" svg:y="0in" svg:width="3.5874in" svg:height="0.58425in" presentation:class="date-time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frame draw:id="id9" presentation:style-name="a309" draw:name="Fußzeilenplatzhalter 5" svg:x="0in" svg:y="11.10827in" svg:width="3.5874in" svg:height="0.58425in" presentation:class="footer" presentation:placeholder="false">
          <draw:text-box>
            <text:p text:style-name="a308" text:class-names="" text:cond-style-name=""><text:span text:style-name="a307" text:class-names=""/></text:p>
          </draw:text-box>
          <svg:title/>
          <svg:desc/>
        </draw:frame>
        <draw:frame draw:id="id10" presentation:style-name="a312" draw:name="Foliennummernplatzhalter 6" svg:x="4.67992in" svg:y="11.10827in" svg:width="3.5874in" svg:height="0.58425in" presentation:class="page-number" presentation:placeholder="false">
          <draw:text-box>
            <text:p text:style-name="a311" text:class-names="" text:cond-style-name=""><text:span text:style-name="a3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14">
      <draw:frame draw:id="id40" presentation:style-name="a319" draw:name="Titel 1" svg:x="0.55118in" svg:y="0.32953in" svg:width="9.92087in" svg:height="1.38031in" presentation:class="title" presentation:placeholder="false">
        <draw:text-box>
          <text:list text:style-name="a318">
            <text:list-item>
              <text:p text:style-name="a317" text:class-names="" text:cond-style-name=""><text:span text:style-name="a315" text:class-names="">Titelmasterformat durch Klicken bearbeiten</text:span><text:span text:style-name="a316" text:class-names=""/></text:p>
            </text:list-item>
          </text:list>
        </draw:text-box>
        <svg:title/>
        <svg:desc/>
      </draw:frame>
      <draw:frame draw:id="id41" presentation:style-name="a322" draw:name="Datumsplatzhalter 2" svg:x="0.55118in" svg:y="7.53189in" svg:width="2.56811in" svg:height="0.57008in" presentation:class="date-time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2" presentation:style-name="a325" draw:name="Fußzeilenplatzhalter 3" svg:x="3.77008in" svg:y="7.53189in" svg:width="3.49409in" svg:height="0.57008in" presentation:class="footer" presentation:placeholder="false">
        <draw:text-box>
          <text:p text:style-name="a324" text:class-names="" text:cond-style-name=""><text:span text:style-name="a323" text:class-names=""/></text:p>
        </draw:text-box>
        <svg:title/>
        <svg:desc/>
      </draw:frame>
      <draw:frame draw:id="id43" presentation:style-name="a329" draw:name="Foliennummernplatzhalter 4" svg:x="7.90354in" svg:y="7.53189in" svg:width="2.56811in" svg:height="0.57008in" presentation:class="page-number" presentation:placeholder="false">
        <draw:text-box>
          <text:p text:style-name="a328" text:class-names="" text:cond-style-name=""><text:span text:style-name="a326" text:class-names=""><text:page-number style:num-format="1" text:fixed="false"/></text:span><text:span text:style-name="a327" text:class-names=""/></text:p>
        </draw:text-box>
        <svg:title/>
        <svg:desc/>
      </draw:frame>
      <presentation:notes style:page-layout-name="pageLayout2" draw:style-name="a346">
        <draw:page-thumbnail svg:x="1.21063in" svg:y="0.88858in" svg:width="5.84567in" svg:height="4.38386in" presentation:class="page" draw:id="id5" presentation:style-name="a330" draw:name="Folienbildplatzhalter 1">
          <svg:title/>
          <svg:desc/>
        </draw:page-thumbnail>
        <draw:frame draw:id="id6" presentation:style-name="a333" draw:name="Notizenplatzhalter 2" svg:x="0.82677in" svg:y="5.55394in" svg:width="6.61378in" svg:height="5.26142in" presentation:class="notes" presentation:placeholder="false">
          <draw:text-box>
            <text:p text:style-name="a332" text:class-names="" text:cond-style-name=""><text:span text:style-name="a331" text:class-names=""/></text:p>
          </draw:text-box>
          <svg:title/>
          <svg:desc/>
        </draw:frame>
        <draw:frame draw:id="id7" presentation:style-name="a336" draw:name="Kopfzeilenplatzhalter 3" svg:x="0in" svg:y="0in" svg:width="3.5874in" svg:height="0.58425in" presentation:class="header" presentation:placeholder="false">
          <draw:text-box>
            <text:p text:style-name="a335" text:class-names="" text:cond-style-name=""><text:span text:style-name="a334" text:class-names=""/></text:p>
          </draw:text-box>
          <svg:title/>
          <svg:desc/>
        </draw:frame>
        <draw:frame draw:id="id8" presentation:style-name="a339" draw:name="Datumsplatzhalter 4" svg:x="4.67992in" svg:y="0in" svg:width="3.5874in" svg:height="0.58425in" presentation:class="date-time" presentation:placeholder="false">
          <draw:text-box>
            <text:p text:style-name="a338" text:class-names="" text:cond-style-name=""><text:span text:style-name="a337" text:class-names=""/></text:p>
          </draw:text-box>
          <svg:title/>
          <svg:desc/>
        </draw:frame>
        <draw:frame draw:id="id9" presentation:style-name="a342" draw:name="Fußzeilenplatzhalter 5" svg:x="0in" svg:y="11.10827in" svg:width="3.5874in" svg:height="0.58425in" presentation:class="footer" presentation:placeholder="false">
          <draw:text-box>
            <text:p text:style-name="a341" text:class-names="" text:cond-style-name=""><text:span text:style-name="a340" text:class-names=""/></text:p>
          </draw:text-box>
          <svg:title/>
          <svg:desc/>
        </draw:frame>
        <draw:frame draw:id="id10" presentation:style-name="a345" draw:name="Foliennummernplatzhalter 6" svg:x="4.67992in" svg:y="11.10827in" svg:width="3.5874in" svg:height="0.58425in" presentation:class="page-number" presentation:placeholder="false">
          <draw:text-box>
            <text:p text:style-name="a344" text:class-names="" text:cond-style-name=""><text:span text:style-name="a3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347">
      <draw:frame draw:id="id44" presentation:style-name="a350" draw:name="Datumsplatzhalter 1" svg:x="0.55118in" svg:y="7.53189in" svg:width="2.56811in" svg:height="0.57008in" presentation:class="date-time" presentation:placeholder="false">
        <draw:text-box>
          <text:p text:style-name="a349" text:class-names="" text:cond-style-name=""><text:span text:style-name="a348" text:class-names=""/></text:p>
        </draw:text-box>
        <svg:title/>
        <svg:desc/>
      </draw:frame>
      <draw:frame draw:id="id45" presentation:style-name="a353" draw:name="Fußzeilenplatzhalter 2" svg:x="3.77008in" svg:y="7.53189in" svg:width="3.49409in" svg:height="0.57008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46" presentation:style-name="a357" draw:name="Foliennummernplatzhalter 3" svg:x="7.90354in" svg:y="7.53189in" svg:width="2.56811in" svg:height="0.57008in" presentation:class="page-number" presentation:placeholder="false">
        <draw:text-box>
          <text:p text:style-name="a356" text:class-names="" text:cond-style-name=""><text:span text:style-name="a354" text:class-names=""><text:page-number style:num-format="1" text:fixed="false"/></text:span><text:span text:style-name="a355" text:class-names=""/></text:p>
        </draw:text-box>
        <svg:title/>
        <svg:desc/>
      </draw:frame>
      <presentation:notes style:page-layout-name="pageLayout2" draw:style-name="a374">
        <draw:page-thumbnail svg:x="1.21063in" svg:y="0.88858in" svg:width="5.84567in" svg:height="4.38386in" presentation:class="page" draw:id="id5" presentation:style-name="a358" draw:name="Folienbildplatzhalter 1">
          <svg:title/>
          <svg:desc/>
        </draw:page-thumbnail>
        <draw:frame draw:id="id6" presentation:style-name="a361" draw:name="Notizenplatzhalter 2" svg:x="0.82677in" svg:y="5.55394in" svg:width="6.61378in" svg:height="5.26142in" presentation:class="notes" presentation:placeholder="false">
          <draw:text-box>
            <text:p text:style-name="a360" text:class-names="" text:cond-style-name=""><text:span text:style-name="a359" text:class-names=""/></text:p>
          </draw:text-box>
          <svg:title/>
          <svg:desc/>
        </draw:frame>
        <draw:frame draw:id="id7" presentation:style-name="a364" draw:name="Kopfzeilenplatzhalter 3" svg:x="0in" svg:y="0in" svg:width="3.5874in" svg:height="0.58425in" presentation:class="header" presentation:placeholder="false">
          <draw:text-box>
            <text:p text:style-name="a363" text:class-names="" text:cond-style-name=""><text:span text:style-name="a362" text:class-names=""/></text:p>
          </draw:text-box>
          <svg:title/>
          <svg:desc/>
        </draw:frame>
        <draw:frame draw:id="id8" presentation:style-name="a367" draw:name="Datumsplatzhalter 4" svg:x="4.67992in" svg:y="0in" svg:width="3.5874in" svg:height="0.58425in" presentation:class="date-time" presentation:placeholder="false">
          <draw:text-box>
            <text:p text:style-name="a366" text:class-names="" text:cond-style-name=""><text:span text:style-name="a365" text:class-names=""/></text:p>
          </draw:text-box>
          <svg:title/>
          <svg:desc/>
        </draw:frame>
        <draw:frame draw:id="id9" presentation:style-name="a370" draw:name="Fußzeilenplatzhalter 5" svg:x="0in" svg:y="11.10827in" svg:width="3.5874in" svg:height="0.58425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0" presentation:style-name="a373" draw:name="Foliennummernplatzhalter 6" svg:x="4.67992in" svg:y="11.10827in" svg:width="3.5874in" svg:height="0.58425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375">
      <draw:frame draw:id="id47" presentation:style-name="a380" draw:name="Titel 1" svg:x="0.55208in" svg:y="0.32986in" svg:width="3.62674in" svg:height="1.39931in" presentation:class="title" presentation:placeholder="false">
        <draw:text-box>
          <text:list text:style-name="a379">
            <text:list-item>
              <text:p text:style-name="a378" text:class-names="" text:cond-style-name=""><text:span text:style-name="a376" text:class-names="">Titelmasterformat durch Klicken bearbeiten</text:span><text:span text:style-name="a377" text:class-names=""/></text:p>
            </text:list-item>
          </text:list>
        </draw:text-box>
        <svg:title/>
        <svg:desc/>
      </draw:frame>
      <draw:frame draw:id="id48" presentation:style-name="a397" draw:name="Inhaltsplatzhalter 2" svg:x="4.31076in" svg:y="0.32986in" svg:width="6.16319in" svg:height="7.05556in" presentation:class="object" presentation:placeholder="false">
        <draw:text-box>
          <text:list text:style-name="a383">
            <text:list-item>
              <text:p text:style-name="a382" text:class-names="" text:cond-style-name=""><text:span text:style-name="a381" text:class-names="">Textmasterformat bearbeiten</text:span></text:p>
            </text:list-item>
          </text:list>
          <text:list text:style-name="a386">
            <text:list-item>
              <text:list text:style-name="a386">
                <text:list-item>
                  <text:p text:style-name="a385" text:class-names="" text:cond-style-name=""><text:span text:style-name="a384" text:class-names="">Zweite Ebene</text:span></text:p>
                </text:list-item>
              </text:list>
            </text:list-item>
          </text:list>
          <text:list text:style-name="a389">
            <text:list-item>
              <text:list text:style-name="a389">
                <text:list-item>
                  <text:list text:style-name="a389">
                    <text:list-item>
                      <text:p text:style-name="a388" text:class-names="" text:cond-style-name=""><text:span text:style-name="a38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92">
            <text:list-item>
              <text:list text:style-name="a392">
                <text:list-item>
                  <text:list text:style-name="a392">
                    <text:list-item>
                      <text:list text:style-name="a392">
                        <text:list-item>
                          <text:p text:style-name="a391" text:class-names="" text:cond-style-name=""><text:span text:style-name="a39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list text:style-name="a396">
                            <text:list-item>
                              <text:p text:style-name="a395" text:class-names="" text:cond-style-name=""><text:span text:style-name="a393" text:class-names="">Fünfte Ebene</text:span><text:span text:style-name="a3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01" draw:name="Textplatzhalter 3" svg:x="0.55208in" svg:y="1.72917in" svg:width="3.62674in" svg:height="5.65625in" presentation:class="outline" presentation:placeholder="false">
        <draw:text-box>
          <text:list text:style-name="a400">
            <text:list-item>
              <text:p text:style-name="a399" text:class-names="" text:cond-style-name=""><text:span text:style-name="a398" text:class-names="">Textmasterformat bearbeiten</text:span></text:p>
            </text:list-item>
          </text:list>
        </draw:text-box>
        <svg:title/>
        <svg:desc/>
      </draw:frame>
      <draw:frame draw:id="id50" presentation:style-name="a404" draw:name="Datumsplatzhalter 4" svg:x="0.55118in" svg:y="7.53189in" svg:width="2.56811in" svg:height="0.57008in" presentation:class="date-time" presentation:placeholder="false">
        <draw:text-box>
          <text:p text:style-name="a403" text:class-names="" text:cond-style-name=""><text:span text:style-name="a402" text:class-names=""/></text:p>
        </draw:text-box>
        <svg:title/>
        <svg:desc/>
      </draw:frame>
      <draw:frame draw:id="id51" presentation:style-name="a407" draw:name="Fußzeilenplatzhalter 5" svg:x="3.77008in" svg:y="7.53189in" svg:width="3.49409in" svg:height="0.57008in" presentation:class="footer" presentation:placeholder="false">
        <draw:text-box>
          <text:p text:style-name="a406" text:class-names="" text:cond-style-name=""><text:span text:style-name="a405" text:class-names=""/></text:p>
        </draw:text-box>
        <svg:title/>
        <svg:desc/>
      </draw:frame>
      <draw:frame draw:id="id52" presentation:style-name="a411" draw:name="Foliennummernplatzhalter 6" svg:x="7.90354in" svg:y="7.53189in" svg:width="2.56811in" svg:height="0.57008in" presentation:class="page-number" presentation:placeholder="false">
        <draw:text-box>
          <text:p text:style-name="a410" text:class-names="" text:cond-style-name=""><text:span text:style-name="a408" text:class-names=""><text:page-number style:num-format="1" text:fixed="false"/></text:span><text:span text:style-name="a409" text:class-names=""/></text:p>
        </draw:text-box>
        <svg:title/>
        <svg:desc/>
      </draw:frame>
      <presentation:notes style:page-layout-name="pageLayout2" draw:style-name="a428">
        <draw:page-thumbnail svg:x="1.21063in" svg:y="0.88858in" svg:width="5.84567in" svg:height="4.38386in" presentation:class="page" draw:id="id5" presentation:style-name="a412" draw:name="Folienbildplatzhalter 1">
          <svg:title/>
          <svg:desc/>
        </draw:page-thumbnail>
        <draw:frame draw:id="id6" presentation:style-name="a415" draw:name="Notizenplatzhalter 2" svg:x="0.82677in" svg:y="5.55394in" svg:width="6.61378in" svg:height="5.26142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Kopfzeilenplatzhalter 3" svg:x="0in" svg:y="0in" svg:width="3.5874in" svg:height="0.5842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Datumsplatzhalter 4" svg:x="4.67992in" svg:y="0in" svg:width="3.5874in" svg:height="0.58425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Fußzeilenplatzhalter 5" svg:x="0in" svg:y="11.10827in" svg:width="3.5874in" svg:height="0.58425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Foliennummernplatzhalter 6" svg:x="4.67992in" svg:y="11.10827in" svg:width="3.5874in" svg:height="0.58425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429">
      <draw:frame draw:id="id53" presentation:style-name="a434" draw:name="Titel 1" svg:x="2.16146in" svg:y="5.78646in" svg:width="6.61458in" svg:height="0.68403in" presentation:class="title" presentation:placeholder="false">
        <draw:text-box>
          <text:list text:style-name="a433">
            <text:list-item>
              <text:p text:style-name="a432" text:class-names="" text:cond-style-name=""><text:span text:style-name="a430" text:class-names="">Titelmasterformat durch Klicken bearbeiten</text:span><text:span text:style-name="a431" text:class-names=""/></text:p>
            </text:list-item>
          </text:list>
        </draw:text-box>
        <svg:title/>
        <svg:desc/>
      </draw:frame>
      <draw:frame draw:id="id54" presentation:style-name="a437" draw:name="Bildplatzhalter 2" svg:x="2.16146in" svg:y="0.73785in" svg:width="6.61458in" svg:height="4.96181in" presentation:class="graphic" presentation:placeholder="false">
        <draw:text-box>
          <text:p text:style-name="a436" text:class-names="" text:cond-style-name=""><text:span text:style-name="a435" text:class-names=""/></text:p>
        </draw:text-box>
        <svg:title/>
        <svg:desc/>
      </draw:frame>
      <draw:frame draw:id="id55" presentation:style-name="a441" draw:name="Textplatzhalter 3" svg:x="2.16146in" svg:y="6.47049in" svg:width="6.61458in" svg:height="0.97049in" presentation:class="outline" presentation:placeholder="false">
        <draw:text-box>
          <text:list text:style-name="a440">
            <text:list-item>
              <text:p text:style-name="a439" text:class-names="" text:cond-style-name=""><text:span text:style-name="a438" text:class-names="">Textmasterformat bearbeiten</text:span></text:p>
            </text:list-item>
          </text:list>
        </draw:text-box>
        <svg:title/>
        <svg:desc/>
      </draw:frame>
      <draw:frame draw:id="id56" presentation:style-name="a444" draw:name="Datumsplatzhalter 4" svg:x="0.55118in" svg:y="7.53189in" svg:width="2.56811in" svg:height="0.57008in" presentation:class="date-time" presentation:placeholder="false">
        <draw:text-box>
          <text:p text:style-name="a443" text:class-names="" text:cond-style-name=""><text:span text:style-name="a442" text:class-names=""/></text:p>
        </draw:text-box>
        <svg:title/>
        <svg:desc/>
      </draw:frame>
      <draw:frame draw:id="id57" presentation:style-name="a447" draw:name="Fußzeilenplatzhalter 5" svg:x="3.77008in" svg:y="7.53189in" svg:width="3.49409in" svg:height="0.57008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58" presentation:style-name="a451" draw:name="Foliennummernplatzhalter 6" svg:x="7.90354in" svg:y="7.53189in" svg:width="2.56811in" svg:height="0.57008in" presentation:class="page-number" presentation:placeholder="false">
        <draw:text-box>
          <text:p text:style-name="a450" text:class-names="" text:cond-style-name=""><text:span text:style-name="a448" text:class-names=""><text:page-number style:num-format="1" text:fixed="false"/></text:span><text:span text:style-name="a449" text:class-names=""/></text:p>
        </draw:text-box>
        <svg:title/>
        <svg:desc/>
      </draw:frame>
      <presentation:notes style:page-layout-name="pageLayout2" draw:style-name="a468">
        <draw:page-thumbnail svg:x="1.21063in" svg:y="0.88858in" svg:width="5.84567in" svg:height="4.38386in" presentation:class="page" draw:id="id5" presentation:style-name="a452" draw:name="Folienbildplatzhalter 1">
          <svg:title/>
          <svg:desc/>
        </draw:page-thumbnail>
        <draw:frame draw:id="id6" presentation:style-name="a455" draw:name="Notizenplatzhalter 2" svg:x="0.82677in" svg:y="5.55394in" svg:width="6.61378in" svg:height="5.26142in" presentation:class="notes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7" presentation:style-name="a458" draw:name="Kopfzeilenplatzhalter 3" svg:x="0in" svg:y="0in" svg:width="3.5874in" svg:height="0.58425in" presentation:class="header" presentation:placeholder="false">
          <draw:text-box>
            <text:p text:style-name="a457" text:class-names="" text:cond-style-name=""><text:span text:style-name="a456" text:class-names=""/></text:p>
          </draw:text-box>
          <svg:title/>
          <svg:desc/>
        </draw:frame>
        <draw:frame draw:id="id8" presentation:style-name="a461" draw:name="Datumsplatzhalter 4" svg:x="4.67992in" svg:y="0in" svg:width="3.5874in" svg:height="0.58425in" presentation:class="date-time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9" presentation:style-name="a464" draw:name="Fußzeilenplatzhalter 5" svg:x="0in" svg:y="11.10827in" svg:width="3.5874in" svg:height="0.58425in" presentation:class="foot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10" presentation:style-name="a467" draw:name="Foliennummernplatzhalter 6" svg:x="4.67992in" svg:y="11.10827in" svg:width="3.5874in" svg:height="0.58425in" presentation:class="page-number" presentation:placeholder="false">
          <draw:text-box>
            <text:p text:style-name="a466" text:class-names="" text:cond-style-name=""><text:span text:style-name="a4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469">
      <draw:frame draw:id="id59" presentation:style-name="a474" draw:name="Titel 1" svg:x="0.55118in" svg:y="0.32953in" svg:width="9.92087in" svg:height="1.38031in" presentation:class="title" presentation:placeholder="false">
        <draw:text-box>
          <text:list text:style-name="a473">
            <text:list-item>
              <text:p text:style-name="a472" text:class-names="" text:cond-style-name=""><text:span text:style-name="a470" text:class-names="">Titelmasterformat durch Klicken bearbeiten</text:span><text:span text:style-name="a471" text:class-names=""/></text:p>
            </text:list-item>
          </text:list>
        </draw:text-box>
        <svg:title/>
        <svg:desc/>
      </draw:frame>
      <draw:frame draw:id="id60" presentation:style-name="a491" draw:name="Vertikaler Textplatzhalter 2" svg:x="0.55118in" svg:y="1.93465in" svg:width="9.92087in" svg:height="5.45669in" presentation:class="outline" presentation:placeholder="false">
        <draw:text-box>
          <text:list text:style-name="a477">
            <text:list-item>
              <text:p text:style-name="a476" text:class-names="" text:cond-style-name=""><text:span text:style-name="a475" text:class-names="">Textmasterformat bearbeiten</text:span></text:p>
            </text:list-item>
          </text:list>
          <text:list text:style-name="a480">
            <text:list-item>
              <text:list text:style-name="a480">
                <text:list-item>
                  <text:p text:style-name="a479" text:class-names="" text:cond-style-name=""><text:span text:style-name="a478" text:class-names="">Zweite Ebene</text:span></text:p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p text:style-name="a482" text:class-names="" text:cond-style-name=""><text:span text:style-name="a481" text:class-names="">Dritte Ebene</text:span></text:p>
                    </text:list-item>
                  </text:list>
                </text:list-item>
              </text:list>
            </text:list-item>
          </text:list>
          <text:list text:style-name="a486">
            <text:list-item>
              <text:list text:style-name="a486">
                <text:list-item>
                  <text:list text:style-name="a486">
                    <text:list-item>
                      <text:list text:style-name="a486">
                        <text:list-item>
                          <text:p text:style-name="a485" text:class-names="" text:cond-style-name=""><text:span text:style-name="a48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list text:style-name="a490">
                            <text:list-item>
                              <text:p text:style-name="a489" text:class-names="" text:cond-style-name=""><text:span text:style-name="a487" text:class-names="">Fünfte Ebene</text:span><text:span text:style-name="a4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94" draw:name="Datumsplatzhalter 3" svg:x="0.55118in" svg:y="7.53189in" svg:width="2.56811in" svg:height="0.57008in" presentation:class="date-time" presentation:placeholder="false">
        <draw:text-box>
          <text:p text:style-name="a493" text:class-names="" text:cond-style-name=""><text:span text:style-name="a492" text:class-names=""/></text:p>
        </draw:text-box>
        <svg:title/>
        <svg:desc/>
      </draw:frame>
      <draw:frame draw:id="id62" presentation:style-name="a497" draw:name="Fußzeilenplatzhalter 4" svg:x="3.77008in" svg:y="7.53189in" svg:width="3.49409in" svg:height="0.57008in" presentation:class="footer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3" presentation:style-name="a501" draw:name="Foliennummernplatzhalter 5" svg:x="7.90354in" svg:y="7.53189in" svg:width="2.56811in" svg:height="0.57008in" presentation:class="page-number" presentation:placeholder="false">
        <draw:text-box>
          <text:p text:style-name="a500" text:class-names="" text:cond-style-name=""><text:span text:style-name="a498" text:class-names=""><text:page-number style:num-format="1" text:fixed="false"/></text:span><text:span text:style-name="a499" text:class-names=""/></text:p>
        </draw:text-box>
        <svg:title/>
        <svg:desc/>
      </draw:frame>
      <presentation:notes style:page-layout-name="pageLayout2" draw:style-name="a518">
        <draw:page-thumbnail svg:x="1.21063in" svg:y="0.88858in" svg:width="5.84567in" svg:height="4.38386in" presentation:class="page" draw:id="id5" presentation:style-name="a502" draw:name="Folienbildplatzhalter 1">
          <svg:title/>
          <svg:desc/>
        </draw:page-thumbnail>
        <draw:frame draw:id="id6" presentation:style-name="a505" draw:name="Notizenplatzhalter 2" svg:x="0.82677in" svg:y="5.55394in" svg:width="6.61378in" svg:height="5.26142in" presentation:class="notes" presentation:placeholder="false">
          <draw:text-box>
            <text:p text:style-name="a504" text:class-names="" text:cond-style-name=""><text:span text:style-name="a503" text:class-names=""/></text:p>
          </draw:text-box>
          <svg:title/>
          <svg:desc/>
        </draw:frame>
        <draw:frame draw:id="id7" presentation:style-name="a508" draw:name="Kopfzeilenplatzhalter 3" svg:x="0in" svg:y="0in" svg:width="3.5874in" svg:height="0.58425in" presentation:class="head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8" presentation:style-name="a511" draw:name="Datumsplatzhalter 4" svg:x="4.67992in" svg:y="0in" svg:width="3.5874in" svg:height="0.58425in" presentation:class="date-time" presentation:placeholder="false">
          <draw:text-box>
            <text:p text:style-name="a510" text:class-names="" text:cond-style-name=""><text:span text:style-name="a509" text:class-names=""/></text:p>
          </draw:text-box>
          <svg:title/>
          <svg:desc/>
        </draw:frame>
        <draw:frame draw:id="id9" presentation:style-name="a514" draw:name="Fußzeilenplatzhalter 5" svg:x="0in" svg:y="11.10827in" svg:width="3.5874in" svg:height="0.58425in" presentation:class="footer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10" presentation:style-name="a517" draw:name="Foliennummernplatzhalter 6" svg:x="4.67992in" svg:y="11.10827in" svg:width="3.5874in" svg:height="0.58425in" presentation:class="page-number" presentation:placeholder="false">
          <draw:text-box>
            <text:p text:style-name="a516" text:class-names="" text:cond-style-name=""><text:span text:style-name="a5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519">
      <draw:frame draw:id="id64" presentation:style-name="a524" draw:name="Vertikaler Titel 1" svg:x="7.99306in" svg:y="0.32986in" svg:width="2.47917in" svg:height="7.06076in" presentation:class="title" presentation:placeholder="false">
        <draw:text-box>
          <text:list text:style-name="a523">
            <text:list-item>
              <text:p text:style-name="a522" text:class-names="" text:cond-style-name=""><text:span text:style-name="a520" text:class-names="">Titelmasterformat durch Klicken bearbeiten</text:span><text:span text:style-name="a521" text:class-names=""/></text:p>
            </text:list-item>
          </text:list>
        </draw:text-box>
        <svg:title/>
        <svg:desc/>
      </draw:frame>
      <draw:frame draw:id="id65" presentation:style-name="a541" draw:name="Vertikaler Textplatzhalter 2" svg:x="0.55035in" svg:y="0.32986in" svg:width="7.27604in" svg:height="7.06076in" presentation:class="outline" presentation:placeholder="false">
        <draw:text-box>
          <text:list text:style-name="a527">
            <text:list-item>
              <text:p text:style-name="a526" text:class-names="" text:cond-style-name=""><text:span text:style-name="a525" text:class-names="">Textmasterformat bearbeiten</text:span></text:p>
            </text:list-item>
          </text:list>
          <text:list text:style-name="a530">
            <text:list-item>
              <text:list text:style-name="a530">
                <text:list-item>
                  <text:p text:style-name="a529" text:class-names="" text:cond-style-name=""><text:span text:style-name="a528" text:class-names="">Zweite Ebene</text:span></text:p>
                </text:list-item>
              </text:list>
            </text:list-item>
          </text:list>
          <text:list text:style-name="a533">
            <text:list-item>
              <text:list text:style-name="a533">
                <text:list-item>
                  <text:list text:style-name="a533">
                    <text:list-item>
                      <text:p text:style-name="a532" text:class-names="" text:cond-style-name=""><text:span text:style-name="a531" text:class-names="">Dritte Ebene</text:span></text:p>
                    </text:list-item>
                  </text:list>
                </text:list-item>
              </text:list>
            </text:list-item>
          </text:list>
          <text:list text:style-name="a536">
            <text:list-item>
              <text:list text:style-name="a536">
                <text:list-item>
                  <text:list text:style-name="a536">
                    <text:list-item>
                      <text:list text:style-name="a536">
                        <text:list-item>
                          <text:p text:style-name="a535" text:class-names="" text:cond-style-name=""><text:span text:style-name="a53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0">
            <text:list-item>
              <text:list text:style-name="a540">
                <text:list-item>
                  <text:list text:style-name="a540">
                    <text:list-item>
                      <text:list text:style-name="a540">
                        <text:list-item>
                          <text:list text:style-name="a540">
                            <text:list-item>
                              <text:p text:style-name="a539" text:class-names="" text:cond-style-name=""><text:span text:style-name="a537" text:class-names="">Fünfte Ebene</text:span><text:span text:style-name="a5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44" draw:name="Datumsplatzhalter 3" svg:x="0.55118in" svg:y="7.53189in" svg:width="2.56811in" svg:height="0.57008in" presentation:class="date-time" presentation:placeholder="false">
        <draw:text-box>
          <text:p text:style-name="a543" text:class-names="" text:cond-style-name=""><text:span text:style-name="a542" text:class-names=""/></text:p>
        </draw:text-box>
        <svg:title/>
        <svg:desc/>
      </draw:frame>
      <draw:frame draw:id="id67" presentation:style-name="a547" draw:name="Fußzeilenplatzhalter 4" svg:x="3.77008in" svg:y="7.53189in" svg:width="3.49409in" svg:height="0.57008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68" presentation:style-name="a551" draw:name="Foliennummernplatzhalter 5" svg:x="7.90354in" svg:y="7.53189in" svg:width="2.56811in" svg:height="0.57008in" presentation:class="page-number" presentation:placeholder="false">
        <draw:text-box>
          <text:p text:style-name="a550" text:class-names="" text:cond-style-name=""><text:span text:style-name="a548" text:class-names=""><text:page-number style:num-format="1" text:fixed="false"/></text:span><text:span text:style-name="a549" text:class-names=""/></text:p>
        </draw:text-box>
        <svg:title/>
        <svg:desc/>
      </draw:frame>
      <presentation:notes style:page-layout-name="pageLayout2" draw:style-name="a568">
        <draw:page-thumbnail svg:x="1.21063in" svg:y="0.88858in" svg:width="5.84567in" svg:height="4.38386in" presentation:class="page" draw:id="id5" presentation:style-name="a552" draw:name="Folienbildplatzhalter 1">
          <svg:title/>
          <svg:desc/>
        </draw:page-thumbnail>
        <draw:frame draw:id="id6" presentation:style-name="a555" draw:name="Notizenplatzhalter 2" svg:x="0.82677in" svg:y="5.55394in" svg:width="6.61378in" svg:height="5.26142in" presentation:class="notes" presentation:placeholder="false">
          <draw:text-box>
            <text:p text:style-name="a554" text:class-names="" text:cond-style-name=""><text:span text:style-name="a553" text:class-names=""/></text:p>
          </draw:text-box>
          <svg:title/>
          <svg:desc/>
        </draw:frame>
        <draw:frame draw:id="id7" presentation:style-name="a558" draw:name="Kopfzeilenplatzhalter 3" svg:x="0in" svg:y="0in" svg:width="3.5874in" svg:height="0.58425in" presentation:class="header" presentation:placeholder="false">
          <draw:text-box>
            <text:p text:style-name="a557" text:class-names="" text:cond-style-name=""><text:span text:style-name="a556" text:class-names=""/></text:p>
          </draw:text-box>
          <svg:title/>
          <svg:desc/>
        </draw:frame>
        <draw:frame draw:id="id8" presentation:style-name="a561" draw:name="Datumsplatzhalter 4" svg:x="4.67992in" svg:y="0in" svg:width="3.5874in" svg:height="0.58425in" presentation:class="date-time" presentation:placeholder="false">
          <draw:text-box>
            <text:p text:style-name="a560" text:class-names="" text:cond-style-name=""><text:span text:style-name="a559" text:class-names=""/></text:p>
          </draw:text-box>
          <svg:title/>
          <svg:desc/>
        </draw:frame>
        <draw:frame draw:id="id9" presentation:style-name="a564" draw:name="Fußzeilenplatzhalter 5" svg:x="0in" svg:y="11.10827in" svg:width="3.5874in" svg:height="0.58425in" presentation:class="footer" presentation:placeholder="false">
          <draw:text-box>
            <text:p text:style-name="a563" text:class-names="" text:cond-style-name=""><text:span text:style-name="a562" text:class-names=""/></text:p>
          </draw:text-box>
          <svg:title/>
          <svg:desc/>
        </draw:frame>
        <draw:frame draw:id="id10" presentation:style-name="a567" draw:name="Foliennummernplatzhalter 6" svg:x="4.67992in" svg:y="11.10827in" svg:width="3.5874in" svg:height="0.58425in" presentation:class="page-number" presentation:placeholder="false">
          <draw:text-box>
            <text:p text:style-name="a566" text:class-names="" text:cond-style-name=""><text:span text:style-name="a565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69">
      <draw:frame draw:id="id69" presentation:style-name="a572" draw:name="Kopfzeilenplatzhalter 1" svg:x="0in" svg:y="0in" svg:width="3.5874in" svg:height="0.58425in" presentation:class="header" presentation:placeholder="false">
        <draw:text-box>
          <text:p text:style-name="a571" text:class-names="" text:cond-style-name=""><text:span text:style-name="a570" text:class-names=""/></text:p>
        </draw:text-box>
        <svg:title/>
        <svg:desc/>
      </draw:frame>
      <draw:frame draw:id="id70" presentation:style-name="a575" draw:name="Datumsplatzhalter 2" svg:x="4.67992in" svg:y="0in" svg:width="3.5874in" svg:height="0.58425in" presentation:class="date-time" presentation:placeholder="false">
        <draw:text-box>
          <text:p text:style-name="a574" text:class-names="" text:cond-style-name=""><text:span text:style-name="a573" text:class-names=""/></text:p>
        </draw:text-box>
        <svg:title/>
        <svg:desc/>
      </draw:frame>
      <draw:frame draw:id="id71" presentation:style-name="a578" draw:name="Fußzeilenplatzhalter 3" svg:x="0in" svg:y="11.10827in" svg:width="3.5874in" svg:height="0.58425in" presentation:class="footer" presentation:placeholder="false">
        <draw:text-box>
          <text:p text:style-name="a577" text:class-names="" text:cond-style-name=""><text:span text:style-name="a576" text:class-names=""/></text:p>
        </draw:text-box>
        <svg:title/>
        <svg:desc/>
      </draw:frame>
      <draw:frame draw:id="id72" presentation:style-name="a581" draw:name="Foliennummernplatzhalter 4" svg:x="4.67992in" svg:y="11.10827in" svg:width="3.5874in" svg:height="0.58425in" presentation:class="page-number" presentation:placeholder="false">
        <draw:text-box>
          <text:p text:style-name="a580" text:class-names="" text:cond-style-name=""><text:span text:style-name="a579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465in" svg:width="3.39063in" svg:height="2.54167in"/>
      <draw:page-thumbnail draw:page-number="4" svg:x="4.29861in" svg:y="4.57465in" svg:width="3.39063in" svg:height="2.54167in"/>
      <draw:page-thumbnail draw:page-number="5" svg:x="0.57813in" svg:y="7.96528in" svg:width="3.39063in" svg:height="2.54167in"/>
      <draw:page-thumbnail draw:page-number="6" svg:x="4.29861in" svg:y="7.96528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owerPoint-Präsentation</dc:title>
    <meta:initial-creator>Mr.H </meta:initial-creator>
    <dc:creator>Frolov, Maxim</dc:creator>
    <meta:creation-date>2012-01-17T02:22:08Z</meta:creation-date>
    <dc:date>2012-11-17T12:39:33Z</dc:date>
    <meta:editing-cycles>8</meta:editing-cycles>
    <meta:editing-duration>PT0S</meta:editing-duration>
    <meta:document-statistic meta:paragraph-count="42" meta:word-count="46"/>
  </office:meta>
</office:document-meta>
</file>